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swiss"/>
    <style:font-face style:name="Calibri1"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language="en" fo:country="GB" fo:font-weight="bold" style:font-weight-asian="bold" style:font-weight-complex="bold"/>
    </style:style>
    <style:style style:name="P2" style:family="paragraph" style:parent-style-name="Standard">
      <style:paragraph-properties fo:margin-left="0cm" fo:margin-right="0cm" fo:orphans="2" fo:widows="2" fo:text-indent="0cm" style:auto-text-indent="false"/>
      <style:text-properties fo:language="en" fo:country="GB" fo:font-weight="normal" officeooo:rsid="000ac8c0" officeooo:paragraph-rsid="000c2634" style:font-weight-asian="normal" style:font-weight-complex="normal"/>
    </style:style>
    <style:style style:name="P3" style:family="paragraph" style:parent-style-name="Standard">
      <style:paragraph-properties fo:margin-left="0cm" fo:margin-right="0cm" fo:orphans="2" fo:widows="2" fo:text-indent="0cm" style:auto-text-indent="false"/>
      <style:text-properties fo:language="en" fo:country="GB" fo:font-weight="normal" officeooo:rsid="00104857" officeooo:paragraph-rsid="00104857" style:font-weight-asian="normal" style:font-weight-complex="normal"/>
    </style:style>
    <style:style style:name="P4" style:family="paragraph" style:parent-style-name="Standard">
      <style:paragraph-properties fo:margin-left="0cm" fo:margin-right="0cm" fo:orphans="2" fo:widows="2" fo:text-indent="0cm" style:auto-text-indent="false"/>
      <style:text-properties fo:language="en" fo:country="GB" fo:font-weight="normal" officeooo:rsid="00104857" officeooo:paragraph-rsid="0015071e" style:font-weight-asian="normal" style:font-weight-complex="normal"/>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loext:opacity="100%" style:font-name="Arial" fo:font-size="12pt" fo:letter-spacing="normal" fo:language="en" fo:country="GB" fo:font-style="normal" fo:font-weight="bold" style:font-weight-asian="bold" style:font-weight-complex="bold"/>
    </style:style>
    <style:style style:name="P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en" fo:country="GB" fo:font-style="normal" fo:font-weight="normal" officeooo:rsid="000ac8c0" officeooo:paragraph-rsid="000c2634" style:font-weight-asian="normal" style:font-weight-complex="normal"/>
    </style:style>
    <style:style style:name="P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en" fo:country="GB" fo:font-style="normal" fo:font-weight="normal" officeooo:rsid="00104857" officeooo:paragraph-rsid="000ec8f4" style:font-weight-asian="normal" style:font-weight-complex="normal"/>
    </style:style>
    <style:style style:name="P8"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en" fo:country="GB" fo:font-style="normal" fo:font-weight="normal" officeooo:rsid="001224d0" officeooo:paragraph-rsid="00104857" style:font-weight-asian="normal" style:font-weight-complex="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en" fo:country="GB" fo:font-style="normal" fo:font-weight="normal" officeooo:rsid="0015071e" officeooo:paragraph-rsid="00104857" style:font-weight-asian="normal" style:font-weight-complex="normal"/>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en" fo:country="GB" fo:font-style="normal" fo:font-weight="normal" officeooo:rsid="0015071e" officeooo:paragraph-rsid="0015071e" style:font-weight-asian="normal" style:font-weight-complex="normal"/>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en" fo:country="GB" fo:font-style="normal" fo:font-weight="normal" officeooo:rsid="000ec8f4" officeooo:paragraph-rsid="000ec8f4" style:font-weight-asian="normal" style:font-weight-complex="normal"/>
    </style:style>
    <style:style style:name="P12" style:family="paragraph" style:parent-style-name="Text_20_body" style:master-page-name="">
      <loext:graphic-properties draw:fill-gradient-name="gradient" draw:fill-hatch-name="hatch"/>
      <style:paragraph-properties fo:margin-left="0cm" fo:margin-right="0cm" fo:margin-top="0.101cm" fo:margin-bottom="0.101cm" style:contextual-spacing="false" fo:text-align="justify" style:justify-single-word="false" fo:orphans="2" fo:widows="2" fo:text-indent="0cm" style:auto-text-indent="false" style:page-number="auto"/>
      <style:text-properties fo:font-variant="normal" fo:text-transform="none" fo:color="#000000" loext:opacity="100%" style:text-line-through-style="none" style:text-line-through-type="none" style:font-name="Calibri" fo:font-size="10pt" fo:language="en" fo:country="GB" fo:font-style="normal" style:text-underline-style="none" fo:font-weight="normal" officeooo:rsid="000c2634" officeooo:paragraph-rsid="000ec8f4" style:text-blinking="false" fo:background-color="transparent" style:font-size-asian="10pt" style:font-weight-asian="normal" style:font-size-complex="10pt" style:font-weight-complex="normal"/>
    </style:style>
    <style:style style:name="P13" style:family="paragraph" style:parent-style-name="Text_20_body" style:list-style-name="L1">
      <loext:graphic-properties draw:fill="none" draw:fill-color="#ffffff" draw:fill-gradient-name="gradient" draw:fill-hatch-name="hatch"/>
      <style:paragraph-properties fo:margin-left="0cm" fo:margin-right="0cm" fo:margin-top="0.101cm" fo:margin-bottom="0.101cm" style:contextual-spacing="false" fo:line-height="120%"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font-size-asian="10pt" style:font-size-complex="10pt"/>
    </style:style>
    <style:style style:name="P14" style:family="paragraph" style:parent-style-name="Text_20_body" style:list-style-name="L2">
      <loext:graphic-properties draw:fill="none" draw:fill-color="#ffffff" draw:fill-gradient-name="gradient" draw:fill-hatch-name="hatch"/>
      <style:paragraph-properties fo:margin-left="0cm" fo:margin-right="0cm" fo:margin-top="0.101cm" fo:margin-bottom="0.101cm" style:contextual-spacing="false" fo:line-height="120%"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font-size-asian="10pt" style:font-size-complex="10pt"/>
    </style:style>
    <style:style style:name="P15" style:family="paragraph" style:parent-style-name="Text_20_body">
      <loext:graphic-properties draw:fill-gradient-name="gradient" draw:fill-hatch-name="hatch"/>
      <style:paragraph-properties fo:margin-left="0cm" fo:margin-right="0cm" fo:margin-top="0.101cm" fo:margin-bottom="0.101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font-size-asian="10pt" style:font-size-complex="10pt"/>
    </style:style>
    <style:style style:name="P16" style:family="paragraph" style:parent-style-name="Text_20_body">
      <loext:graphic-properties draw:fill-gradient-name="gradient" draw:fill-hatch-name="hatch"/>
      <style:paragraph-properties fo:margin-left="0cm" fo:margin-right="0cm" fo:margin-top="0.101cm" fo:margin-bottom="0.101cm" style:contextual-spacing="false" fo:line-height="120%" fo:text-align="justify" style:justify-single-word="false" fo:text-indent="0cm" style:auto-text-indent="false" style:writing-mode="lr-tb"/>
    </style:style>
    <style:style style:name="P17" style:family="paragraph" style:parent-style-name="Text_20_body">
      <loext:graphic-properties draw:fill-gradient-name="gradient" draw:fill-hatch-name="hatch"/>
      <style:paragraph-properties fo:margin-left="0cm" fo:margin-right="0cm" fo:text-align="justify" style:justify-single-word="false" fo:text-indent="1.27cm" style:auto-text-indent="false"/>
      <style:text-properties style:font-name="Calibri" fo:font-size="10pt" style:font-size-asian="10pt" style:font-size-complex="10pt"/>
    </style:style>
    <style:style style:name="T1" style:family="text">
      <style:text-properties fo:font-variant="normal" fo:text-transform="none" fo:color="#222222" loext:opacity="100%" style:font-name="Arial" fo:font-size="12pt" fo:letter-spacing="normal" fo:font-style="normal"/>
    </style:style>
    <style:style style:name="T2" style:family="text">
      <style:text-properties fo:font-variant="normal" fo:text-transform="none" fo:color="#222222" loext:opacity="100%" style:font-name="Arial" fo:font-size="12pt" fo:letter-spacing="normal" fo:font-style="normal" officeooo:rsid="000c2634"/>
    </style:style>
    <style:style style:name="T3" style:family="text">
      <style:text-properties fo:font-variant="normal" fo:text-transform="none" fo:color="#222222" loext:opacity="100%" style:font-name="Arial" fo:font-size="12pt" fo:letter-spacing="normal" fo:font-style="normal" officeooo:rsid="00104857"/>
    </style:style>
    <style:style style:name="T4" style:family="text">
      <style:text-properties fo:font-variant="normal" fo:text-transform="none" fo:color="#222222" loext:opacity="100%" style:font-name="Arial" fo:font-size="12pt" fo:letter-spacing="normal" fo:font-style="normal" officeooo:rsid="00110e86"/>
    </style:style>
    <style:style style:name="T5" style:family="text">
      <style:text-properties fo:font-variant="normal" fo:text-transform="none" fo:color="#222222" loext:opacity="100%" style:font-name="Arial" fo:font-size="12pt" fo:letter-spacing="normal" fo:font-style="normal" officeooo:rsid="00112301"/>
    </style:style>
    <style:style style:name="T6" style:family="text">
      <style:text-properties fo:font-variant="normal" fo:text-transform="none" fo:color="#222222" loext:opacity="100%" style:font-name="Arial" fo:font-size="12pt" fo:letter-spacing="normal" fo:font-style="normal" officeooo:rsid="001224d0"/>
    </style:style>
    <style:style style:name="T7" style:family="text">
      <style:text-properties fo:font-variant="normal" fo:text-transform="none" fo:color="#222222" loext:opacity="100%" style:font-name="Arial" fo:font-size="12pt" fo:letter-spacing="normal" fo:font-style="normal" officeooo:rsid="0012791e"/>
    </style:style>
    <style:style style:name="T8" style:family="text">
      <style:text-properties fo:font-variant="normal" fo:text-transform="none" fo:color="#222222" loext:opacity="100%" style:font-name="Arial" fo:font-size="12pt" fo:letter-spacing="normal" fo:font-style="normal" officeooo:rsid="0015071e"/>
    </style:style>
    <style:style style:name="T9" style:family="text">
      <style:text-properties fo:font-variant="normal" fo:text-transform="none" fo:color="#222222" loext:opacity="100%" style:font-name="Arial" fo:font-size="12pt" fo:letter-spacing="normal" fo:font-style="normal" officeooo:rsid="00162653"/>
    </style:style>
    <style:style style:name="T10" style:family="text">
      <style:text-properties fo:font-variant="normal" fo:text-transform="none" fo:color="#222222" loext:opacity="100%" fo:font-size="12pt" fo:letter-spacing="normal" fo:font-style="normal" officeooo:rsid="00104857"/>
    </style:style>
    <style:style style:name="T11" style:family="text">
      <style:text-properties fo:font-variant="normal" fo:text-transform="none" fo:color="#222222" loext:opacity="100%" fo:letter-spacing="normal" fo:font-style="normal" officeooo:rsid="00104857"/>
    </style:style>
    <style:style style:name="T12" style:family="text">
      <style:text-properties fo:font-variant="normal" fo:text-transform="none" fo:color="#000000" loext:opacity="100%" style:text-line-through-style="none" style:text-line-through-type="none" style:font-name="Calibri1"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Calibri"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Calibri"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19" style:family="text">
      <style:text-properties fo:font-variant="normal" fo:text-transform="none" fo:color="#000000" loext:opacity="100%" style:text-line-through-style="none" style:text-line-through-type="none" style:font-name="Calibri" fo:font-size="10pt" style:text-underline-style="none" fo:font-weight="normal" style:text-blinking="false" fo:background-color="transparent" loext:char-shading-value="0" style:font-size-asian="10pt" style:font-size-complex="10pt"/>
    </style:style>
    <style:style style:name="T20"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style>
    <style:style style:name="T21" style:family="text">
      <style:text-properties fo:font-variant="normal" fo:text-transform="none" fo:color="#1155cc" loext:opacity="100%"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style>
    <style:style style:name="T22"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1155cc" loext:opacity="100%" style:text-line-through-style="none" style:text-line-through-type="none" style:font-name="Calibri" fo:font-style="normal" style:text-underline-style="solid" style:text-underline-width="auto" style:text-underline-color="font-color" fo:font-weight="normal" style:text-blinking="false" fo:background-color="transparent" loext:char-shading-value="0"/>
    </style:style>
    <style:style style:name="T24" style:family="text">
      <style:text-properties fo:font-variant="normal" fo:text-transform="none" fo:color="#1155cc" loext:opacity="100%" style:text-line-through-style="none" style:text-line-through-type="none" style:font-name="Calibri"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5" style:family="text">
      <style:text-properties fo:color="#222222" loext:opacity="100%" style:font-name="Arial" fo:letter-spacing="normal" officeooo:rsid="00104857"/>
    </style:style>
    <style:style style:name="T26" style:family="text">
      <style:text-properties fo:color="#222222" loext:opacity="100%" fo:letter-spacing="normal" officeooo:rsid="0010485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2.3 : Plugin Software for ROS-based Navigation Stacks to control Robot</text:span><text:line-break/><text:span text:style-name="T1">Attitude in Social Environments</text:span></text:p>
      <text:p text:style-name="P5"/>
      <text:p text:style-name="P6"/>
      <text:p text:style-name="P12"><text:bookmark text:name="docs-internal-guid-abb1d651-7fff-ff55-6dab-00ee021a7017"/><text:span text:style-name="T26">In this deliverable, a software package was developed for a pre-existing robot designed to operate in a healthcare facility setting. While the main goal of this robot is to collaborate in logistics and delivering packages (test samples, medicines, medical supplies, etc), it will navigate and execute tasks in an environment with co-workers, medical staff, patients and visitors. In order to improve how people perceive it, implementation of acceptable social behaviours is necessary.</text:span></text:p>
      <text:p text:style-name="P16"><text:span text:style-name="T18">The software, hosted at GitHub and available in this </text:span><text:a xlink:type="simple" xlink:href="https://github.com/idmind-robotics/lifebots-harmony" text:style-name="Internet_20_link" text:visited-style-name="Visited_20_Internet_20_Link"><text:span text:style-name="T24">repository</text:span></text:a><text:span text:style-name="T18">, is part of a ROS2 workspace implementation for this robot. It contains a package for people detection, the definition of missions and some navigation parameters compatible with the current </text:span><text:a xlink:type="simple" xlink:href="https://docs.nav2.org/" text:style-name="Internet_20_link" text:visited-style-name="Visited_20_Internet_20_Link"><text:span text:style-name="T24">NAV2</text:span></text:a><text:span text:style-name="T19"> </text:span><text:span text:style-name="T18">framework. When used alongside robot drivers for autonomous operation as well as interface control (display images or animations, play sounds, control lights). With some API adjustments, it is applicable to other robotic platforms.</text:span></text:p>
      <text:p text:style-name="P15">For this particular robot, there are 4 types of interfaces available:</text:p>
      <text:list xml:id="list2657631222" text:style-name="L1">
        <text:list-item>
          <text:p text:style-name="P13">LED lights at the base and in the head;</text:p>
        </text:list-item>
        <text:list-item>
          <text:p text:style-name="P13">A screen in the head, displaying animated eyes.</text:p>
        </text:list-item>
        <text:list-item>
          <text:p text:style-name="P13">Speakers in the head, playing non-verbal sounds.</text:p>
        </text:list-item>
        <text:list-item>
          <text:p text:style-name="P13">Small movements, to convey intention of passage.</text:p>
        </text:list-item>
      </text:list>
      <text:p text:style-name="P15">The conjugation of these interfaces enables the development of behaviours  to perform social interactions and express intent. A few examples of behaviours currently applied on this robot:</text:p>
      <text:list xml:id="list3912452538" text:style-name="L2">
        <text:list-item>
          <text:p text:style-name="P14">When following a planned path, the robot will replan its path if there are unexpected obstacles in the way. This replanning takes into account if the obstacles are people by moving the robot further from them in order to avoid breaching personal spaces;</text:p>
        </text:list-item>
        <text:list-item>
          <text:p text:style-name="P14">When the robot arrives at a location to perform a delivery or receive supplies, it will perform a “Ready” interaction, where the lights turn blue and it plays a “ready” sound;</text:p>
        </text:list-item>
        <text:list-item>
          <text:p text:style-name="P14">When the robot makes a successful delivery, it will perform the “Successful delivery” interaction, where the head lights are changed to green and a “happy” sound is played;</text:p>
        </text:list-item>
        <text:list-item>
          <text:p text:style-name="P14">If the robot finds the path blocked by people, it will trigger the “Ask for passage” interaction. The robot will change the base and head lights to red, it will animate the eyes to “look” at the closest person and play sounds to get people’s attention and request to stand aside and give passage;</text:p>
        </text:list-item>
        <text:list-item>
          <text:p text:style-name="P14">When a person greets the robot, it will play a greeting animation with both eyes, color and sound.</text:p>
        </text:list-item>
      </text:list>
      <text:p text:style-name="P16"><text:span text:style-name="T18">Two examples of these simple yet essential interactions were recorded in the video available </text:span><text:a xlink:type="simple" xlink:href="https://drive.google.com/file/d/1MBEEABYlKaR600UPFACtELzLBWem2OH1/view?usp=sharing" text:style-name="Internet_20_link" text:visited-style-name="Visited_20_Internet_20_Link"><text:span text:style-name="T24">here</text:span></text:a><text:span text:style-name="T18">. </text:span></text:p>
      <text:p text:style-name="P15">The first interaction shows the robot replanning its route in order to avoid two people who gathered in his path. It is noticeable that the robot avoids breaching the personal space of the bystanders, while travelling along the narrow space of the corridor. The second interaction is the response to a greeting from a passing colleague, displaying the ability to engage in short social interactions while navigating.</text:p>
      <text:p text:style-name="P17"><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swiss"/>
    <style:font-face style:name="Calibri1"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11:02:00.402680392</meta:creation-date>
    <dc:date>2025-01-15T14:57:10.301584558</dc:date>
    <meta:editing-duration>PT18M50S</meta:editing-duration>
    <meta:editing-cycles>3</meta:editing-cycles>
    <meta:generator>LibreOffice/7.3.7.2$Linux_X86_64 LibreOffice_project/30$Build-2</meta:generator>
    <meta:document-statistic meta:table-count="0" meta:image-count="0" meta:object-count="0" meta:page-count="1" meta:paragraph-count="17" meta:word-count="494" meta:character-count="3038" meta:non-whitespace-character-count="2566"/>
  </office:meta>
</office:document-meta>
</file>